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cf4" officeooo:paragraph-rsid="001b7cf4"/>
    </style:style>
    <style:style style:name="P2" style:family="paragraph" style:parent-style-name="Standard">
      <style:text-properties officeooo:rsid="001d031d" officeooo:paragraph-rsid="001d031d"/>
    </style:style>
    <style:style style:name="P3" style:family="paragraph" style:parent-style-name="Standard">
      <style:text-properties officeooo:paragraph-rsid="001d031d"/>
    </style:style>
    <style:style style:name="T1" style:family="text">
      <style:text-properties officeooo:rsid="001d031d"/>
    </style:style>
    <style:style style:name="T2" style:family="text">
      <style:text-properties officeooo:rsid="001dbf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ry Bonds 4/2</text:p>
      <text:p text:style-name="P1">Wearing a oversized suit and combo</text:p>
      <text:p text:style-name="P1"/>
      <text:p text:style-name="P1">Grathan 5/1</text:p>
      <text:p text:style-name="P1">Space cats t-shirt</text:p>
      <text:p text:style-name="P1"/>
      <text:p text:style-name="P1">Franky 3/3</text:p>
      <text:p text:style-name="P1">Trench coat – bears cap</text:p>
      <text:p text:style-name="P1"/>
      <text:p text:style-name="P1">John Paul Salads 2/5</text:p>
      <text:p text:style-name="P1">Cowboy hat</text:p>
      <text:p text:style-name="P1"/>
      <text:p text:style-name="P2">Waiting for the manager. </text:p>
      <text:p text:style-name="P1">Standing in hall <text:span text:style-name="T1">for two minutes waiting.</text:span></text:p>
      <text:p text:style-name="P1"/>
      <text:p text:style-name="P1">Inventory: </text:p>
      <text:p text:style-name="P1"/>
      <text:p text:style-name="P1">Voucher for Balloons</text:p>
      <text:p text:style-name="P1">Two self lighting candles</text:p>
      <text:p text:style-name="P1">Meet and greet with the Bee Netts</text:p>
      <text:p text:style-name="P1">Insurance Flyer with an autograph of Jerry Seinfeld</text:p>
      <text:p text:style-name="P1"/>
      <text:p text:style-name="P2">Discovered a secret shoot in the old café</text:p>
      <text:p text:style-name="P1"/>
      <text:p text:style-name="P3"><text:span text:style-name="T1">Rival bears know Barry Bonds and Franky.</text:span></text:p>
      <text:p text:style-name="P2"/>
      <text:p text:style-name="P2">They are are four of them. Two have baseball bats. Once has knuckle braces and one has a chain. <text:span text:style-name="T2">Most people run away, it’s just you and the four bears.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20:12:49.468943180</meta:creation-date>
    <dc:date>2021-01-25T20:31:03.324376435</dc:date>
    <meta:editing-duration>PT8M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105" meta:character-count="580" meta:non-whitespace-character-count="489"/>
  </office:meta>
</office:document-meta>
</file>